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b47e" officeooo:paragraph-rsid="0016b47e"/>
    </style:style>
    <style:style style:name="P2" style:family="paragraph" style:parent-style-name="Standard" style:list-style-name="L1">
      <style:text-properties officeooo:rsid="00178b15" officeooo:paragraph-rsid="00178b15"/>
    </style:style>
    <style:style style:name="P3" style:family="paragraph" style:parent-style-name="Standard">
      <style:text-properties officeooo:rsid="00178b15" officeooo:paragraph-rsid="00178b15"/>
    </style:style>
    <style:style style:name="P4" style:family="paragraph" style:parent-style-name="Standard">
      <style:paragraph-properties style:line-height-at-least="0.529cm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 style:master-page-name="">
      <loext:graphic-properties draw:fill="none"/>
      <style:paragraph-properties fo:margin-left="3.9cm" fo:margin-right="0cm" style:line-height-at-least="0.529cm" fo:text-indent="0cm" style:auto-text-indent="false" style:page-number="auto" fo:background-color="transparent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loext:graphic-properties draw:fill="none"/>
      <style:paragraph-properties fo:margin-left="3.9cm" fo:margin-right="0cm" style:line-height-at-least="0.529cm" fo:text-indent="0cm" style:auto-text-indent="false" fo:background-color="transparent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loext:graphic-properties draw:fill="none"/>
      <style:paragraph-properties fo:margin-left="2.499cm" fo:margin-right="0cm" style:line-height-at-least="0.529cm" fo:text-indent="0cm" style:auto-text-indent="false" fo:background-color="transparent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 style:list-style-name="L1">
      <style:text-properties fo:color="#cccccc" loext:opacity="100%" style:font-name="Droid Sans Mono" fo:font-size="10.5pt" fo:font-weight="normal" officeooo:rsid="00178b15" officeooo:paragraph-rsid="00178b15" fo:background-color="#1f1f1f"/>
    </style:style>
    <style:style style:name="P9" style:family="paragraph" style:parent-style-name="Standard">
      <loext:graphic-properties draw:fill="none"/>
      <style:paragraph-properties fo:margin-left="3.9cm" fo:margin-right="0cm" style:line-height-at-least="0.529cm" fo:text-indent="0cm" style:auto-text-indent="false" fo:background-color="transparent"/>
      <style:text-properties fo:color="#d4d4d4" loext:opacity="100%" style:font-name="Droid Sans Mono" fo:font-size="10.5pt" fo:font-weight="normal" fo:background-color="#1f1f1f"/>
    </style:style>
    <style:style style:name="P10" style:family="paragraph" style:parent-style-name="Standard">
      <loext:graphic-properties draw:fill="none"/>
      <style:paragraph-properties fo:margin-left="2.499cm" fo:margin-right="0cm" style:line-height-at-least="0.529cm" fo:text-indent="0cm" style:auto-text-indent="false" fo:background-color="transparent"/>
      <style:text-properties fo:color="#d4d4d4" loext:opacity="100%" style:font-name="Droid Sans Mono" fo:font-size="10.5pt" fo:font-weight="normal" fo:background-color="#1f1f1f"/>
    </style:style>
    <style:style style:name="P11" style:family="paragraph" style:parent-style-name="Standard">
      <loext:graphic-properties draw:fill="none"/>
      <style:paragraph-properties fo:margin-left="3.9cm" fo:margin-right="0cm" style:line-height-at-least="0.529cm" fo:text-indent="0cm" style:auto-text-indent="false" fo:background-color="transparent"/>
    </style:style>
    <style:style style:name="P12" style:family="paragraph" style:parent-style-name="Standard" style:master-page-name="">
      <loext:graphic-properties draw:fill="none"/>
      <style:paragraph-properties fo:margin-left="2.499cm" fo:margin-right="0cm" style:line-height-at-least="0.529cm" fo:text-indent="0cm" style:auto-text-indent="false" style:page-number="auto" fo:background-color="transparent"/>
    </style:style>
    <style:style style:name="P13" style:family="paragraph" style:parent-style-name="Standard">
      <loext:graphic-properties draw:fill="none"/>
      <style:paragraph-properties fo:margin-left="2.499cm" fo:margin-right="0cm" style:line-height-at-least="0.529cm" fo:text-indent="0cm" style:auto-text-indent="false" fo:background-color="transparent"/>
      <style:text-properties fo:color="#6a9955" loext:opacity="100%" style:font-name="Droid Sans Mono" fo:font-size="10.5pt" fo:font-weight="normal" fo:background-color="#1f1f1f"/>
    </style:style>
    <style:style style:name="P14" style:family="paragraph" style:parent-style-name="Standard">
      <style:text-properties officeooo:paragraph-rsid="00178b15"/>
    </style:style>
    <style:style style:name="T1" style:family="text">
      <style:text-properties officeooo:rsid="00178b15"/>
    </style:style>
    <style:style style:name="T2" style:family="text">
      <style:text-properties fo:color="#ce9178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7" style:family="text">
      <style:text-properties fo:color="#4ec9b0" loext:opacity="100%"/>
    </style:style>
    <style:style style:name="T8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9" style:family="text">
      <style:text-properties fo:color="#6a9955" loext:opacity="100%"/>
    </style:style>
    <style:style style:name="T10" style:family="text">
      <style:text-properties fo:color="#9cdcfe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3566530" text:style-name="L1">
        <text:list-item>
          <text:p text:style-name="P1">Crear proyecto Laravel</text:p>
        </text:list-item>
        <text:list-item>
          <text:p text:style-name="P1">composer require laravel/passport</text:p>
        </text:list-item>
        <text:list-item>
          <text:p text:style-name="P1">php artisan migrate</text:p>
        </text:list-item>
        <text:list-item>
          <text:p text:style-name="P1">php artisan passport:install</text:p>
        </text:list-item>
        <text:list-item>
          <text:p text:style-name="P2">providers/AuthServiceProvider.php</text:p>
        </text:list-item>
      </text:list>
      <text:p text:style-name="P14"><text:span text:style-name="T1"><text:tab/><text:tab/></text:span><text:span text:style-name="T6">use</text:span><text:span text:style-name="T4"> Laravel\Passport\</text:span><text:span text:style-name="T8">Passport</text:span><text:span text:style-name="T4">;</text:span></text:p>
      <text:p text:style-name="P12"/>
      <text:p text:style-name="P7"><text:span text:style-name="T5">class</text:span><text:span text:style-name="T3"> </text:span><text:span text:style-name="T7">AuthServiceProvider</text:span><text:span text:style-name="T3"> </text:span><text:span text:style-name="T5">extends</text:span><text:span text:style-name="T3"> </text:span><text:span text:style-name="T7">ServiceProvider</text:span></text:p>
      <text:p text:style-name="P10">{</text:p>
      <text:p text:style-name="P13">/**</text:p>
      <text:p text:style-name="P13">* The model to policy mappings for the application.</text:p>
      <text:p text:style-name="P13">*</text:p>
      <text:p text:style-name="P7"><text:span text:style-name="T9">* </text:span><text:span text:style-name="T5">@var</text:span><text:span text:style-name="T9"> </text:span><text:span text:style-name="T5">array</text:span><text:span text:style-name="T9">&lt;</text:span><text:span text:style-name="T7">class</text:span><text:span text:style-name="T9">-</text:span><text:span text:style-name="T5">string</text:span><text:span text:style-name="T9">, class-string&gt;</text:span></text:p>
      <text:p text:style-name="P13">*/</text:p>
      <text:p text:style-name="P7"><text:span text:style-name="T5">protected</text:span><text:span text:style-name="T3"> </text:span><text:span text:style-name="T10">$policies</text:span><text:span text:style-name="T3"> = [</text:span></text:p>
      <text:p text:style-name="P7"><text:span text:style-name="T2">'App\Models\Model'</text:span><text:span text:style-name="T3"> =&gt; </text:span><text:span text:style-name="T2">'App\Policies\ModelPolicy'</text:span><text:span text:style-name="T3">,</text:span></text:p>
      <text:p text:style-name="P10">];</text:p>
      <text:p text:style-name="P4"/>
      <text:p text:style-name="P3"/>
      <text:list xml:id="list223012188741175" text:continue-numbering="true" text:style-name="L1">
        <text:list-item>
          <text:p text:style-name="P2">config/auth.php</text:p>
          <text:list>
            <text:list-item>
              <text:list>
                <text:list-header>
                  <text:p text:style-name="P8"><text:span text:style-name="T2">'guards'</text:span><text:span text:style-name="T3"> =&gt; [</text:span></text:p>
                </text:list-header>
              </text:list>
            </text:list-item>
          </text:list>
        </text:list-item>
      </text:list>
      <text:p text:style-name="P5"><text:span text:style-name="T2">'web'</text:span><text:span text:style-name="T3"> =&gt; [</text:span></text:p>
      <text:p text:style-name="P6"><text:span text:style-name="T2">'driver'</text:span><text:span text:style-name="T3"> =&gt; </text:span><text:span text:style-name="T2">'session'</text:span><text:span text:style-name="T3">,</text:span></text:p>
      <text:p text:style-name="P6"><text:span text:style-name="T2">'provider'</text:span><text:span text:style-name="T3"> =&gt; </text:span><text:span text:style-name="T2">'users'</text:span><text:span text:style-name="T3">,</text:span></text:p>
      <text:p text:style-name="P9">],</text:p>
      <text:p text:style-name="P11"/>
      <text:p text:style-name="P6"><text:span text:style-name="T2">'api'</text:span><text:span text:style-name="T3"> =&gt; [</text:span></text:p>
      <text:p text:style-name="P6"><text:span text:style-name="T2">'driver'</text:span><text:span text:style-name="T3"> =&gt; </text:span><text:span text:style-name="T2">'passport'</text:span><text:span text:style-name="T3">,</text:span></text:p>
      <text:p text:style-name="P6"><text:span text:style-name="T2">'provider'</text:span><text:span text:style-name="T3"> =&gt; </text:span><text:span text:style-name="T2">'users'</text:span><text:span text:style-name="T3">,</text:span></text:p>
      <text:p text:style-name="P9">], </text:p>
      <text:p text:style-name="P9">],</text:p>
      <text:list xml:id="list223012845300848" text:continue-numbering="true" text:style-name="L1">
        <text:list-item>
          <text:list>
            <text:list-item>
              <text:list>
                <text:list-header>
                  <text:p text:style-name="P2"><text:s/></text:p>
                </text:list-header>
              </text:list>
            </text:list-item>
          </text:list>
        </text:list-item>
        <text:list-item>
          <text:p text:style-name="P2">php artisan make:controller Api/AuthControll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22:05:15.561421697</meta:creation-date>
    <dc:date>2024-03-29T22:30:10.920343834</dc:date>
    <meta:editing-duration>PT24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80" meta:character-count="593" meta:non-whitespace-character-count="544"/>
  </office:meta>
</office:document-meta>
</file>